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0_Env.xml"/>
  <manifest:file-entry manifest:media-type="text/xml" manifest:full-path="Basic/Standard/M11_Expr.xml"/>
  <manifest:file-entry manifest:media-type="text/xml" manifest:full-path="Basic/Standard/M02_Array.xml"/>
  <manifest:file-entry manifest:media-type="text/xml" manifest:full-path="Basic/Standard/M09_Pattern.xml"/>
  <manifest:file-entry manifest:media-type="text/xml" manifest:full-path="Basic/Standard/Mxx_Scratch.xml"/>
  <manifest:file-entry manifest:media-type="text/xml" manifest:full-path="Basic/Standard/M01_Common.xml"/>
  <manifest:file-entry manifest:media-type="text/xml" manifest:full-path="Basic/Standard/M05_Parser.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1,9 2412">
            <text:p>test_Parser(primitives): 11,9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1.9">
            <text:p>11,9 sec</text:p>
          </table:table-cell>
          <table:table-cell table:style-name="ce162" table:formula="of:=TESTSTAT(&quot;count&quot;; [.B46])" office:value-type="float" office:value="2412">
            <text:p>2412</text:p>
          </table:table-cell>
          <table:table-cell table:style-name="ce164" table:formula="of:=[.E46]/[.D46]" office:value-type="float" office:value="202.689075630252">
            <text:p>202,7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8,3 1546">
            <text:p>test_Parser(multiplicity): 18,3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8.3">
            <text:p>18,3 sec</text:p>
          </table:table-cell>
          <table:table-cell table:style-name="ce162" table:formula="of:=TESTSTAT(&quot;count&quot;; [.B47])" office:value-type="float" office:value="1546">
            <text:p>1546</text:p>
          </table:table-cell>
          <table:table-cell table:style-name="ce164" table:formula="of:=[.E47]/[.D47]" office:value-type="float" office:value="84.4808743169399">
            <text:p>84,5 a/sec</text:p>
          </table:table-cell>
          <table:table-cell table:number-columns-repeated="4"/>
        </table:table-row>
        <table:table-row table:style-name="ro6">
          <table:table-cell/>
          <table:table-cell table:formula="of:=TEST_PARSER(&quot;basic&quot;)" office:value-type="string" office:string-value="test_Parser(multiplicity): 18,3 1546">
            <text:p>test_Parser(multiplicity): 18,3 1546</text:p>
          </table:table-cell>
          <table:table-cell table:formula="of:=TESTSTAT(&quot;name&quot;; [.B48])" office:value-type="string" office:string-value="test_Parser(multiplicity):">
            <text:p>test_Parser(multiplicity):</text:p>
          </table:table-cell>
          <table:table-cell table:style-name="ce160" table:formula="of:=TESTSTAT(&quot;time&quot;; [.B48])" office:value-type="float" office:value="18.3">
            <text:p>18,3 sec</text:p>
          </table:table-cell>
          <table:table-cell table:style-name="ce162" table:formula="of:=TESTSTAT(&quot;count&quot;; [.B48])" office:value-type="float" office:value="1546">
            <text:p>1546</text:p>
          </table:table-cell>
          <table:table-cell table:style-name="ce164" table:formula="of:=[.E48]/[.D48]" office:value-type="float" office:value="84.4808743169399">
            <text:p>84,5 a/sec</text:p>
          </table:table-cell>
          <table:table-cell table:number-columns-repeated="4"/>
        </table:table-row>
        <table:table-row table:style-name="ro6">
          <table:table-cell/>
          <table:table-cell table:formula="of:=TEST_PARSER(&quot;special&quot;)" office:value-type="string" office:string-value="test_Parser(special): 6,5 479">
            <text:p>test_Parser(special): 6,5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6.5">
            <text:p>6,5 sec</text:p>
          </table:table-cell>
          <table:table-cell table:style-name="ce162" table:formula="of:=TESTSTAT(&quot;count&quot;; [.B49])" office:value-type="float" office:value="479">
            <text:p>479</text:p>
          </table:table-cell>
          <table:table-cell table:style-name="ce164" table:formula="of:=[.E49]/[.D49]" office:value-type="float" office:value="73.6923076923077">
            <text:p>73,7 a/sec</text:p>
          </table:table-cell>
          <table:table-cell table:number-columns-repeated="4"/>
        </table:table-row>
        <table:table-row table:style-name="ro6">
          <table:table-cell/>
          <table:table-cell table:formula="of:=TEST_PARSER(&quot;numbers&quot;)" office:value-type="string" office:string-value="test_Parser(numbers): 22,4 3046">
            <text:p>test_Parser(numbers): 22,4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22.4">
            <text:p>22,4 sec</text:p>
          </table:table-cell>
          <table:table-cell table:style-name="ce162" table:formula="of:=TESTSTAT(&quot;count&quot;; [.B50])" office:value-type="float" office:value="3046">
            <text:p>3046</text:p>
          </table:table-cell>
          <table:table-cell table:style-name="ce164" table:formula="of:=[.E50]/[.D50]" office:value-type="float" office:value="135.982142857143">
            <text:p>136,0 a/sec</text:p>
          </table:table-cell>
          <table:table-cell table:number-columns-repeated="4"/>
        </table:table-row>
        <table:table-row table:style-name="ro6">
          <table:table-cell/>
          <table:table-cell table:formula="of:=TEST_PARSER(&quot;types&quot;)" office:value-type="string" office:string-value="test_Parser(types): 54,9 11149">
            <text:p>test_Parser(types): 54,9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54.9">
            <text:p>54,9 sec</text:p>
          </table:table-cell>
          <table:table-cell table:style-name="ce162" table:formula="of:=TESTSTAT(&quot;count&quot;; [.B51])" office:value-type="float" office:value="11149">
            <text:p>11149</text:p>
          </table:table-cell>
          <table:table-cell table:style-name="ce164" table:formula="of:=[.E51]/[.D51]" office:value-type="float" office:value="203.078324225865">
            <text:p>203,1 a/sec</text:p>
          </table:table-cell>
          <table:table-cell table:number-columns-repeated="4"/>
        </table:table-row>
        <table:table-row table:style-name="ro6">
          <table:table-cell table:number-columns-repeated="3"/>
          <table:table-cell table:style-name="ce161" table:formula="of:=SUM([.D46:.D51])" office:value-type="float" office:value="132.3">
            <text:p>132,3 sec</text:p>
          </table:table-cell>
          <table:table-cell table:style-name="ce163" table:formula="of:=SUM([.E46:.E51])" office:value-type="float" office:value="20178">
            <text:p>20178</text:p>
          </table:table-cell>
          <table:table-cell table:style-name="ce165" table:formula="of:=[.E52]/[.D52]" office:value-type="float" office:value="152.517006802721">
            <text:p>152,5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types): 54,9 11149">
            <text:p>test_Parser(types): 54,9 11149</text:p>
          </table:table-cell>
          <table:table-cell table:formula="of:=TESTSTAT(&quot;name&quot;; [.B54])" office:value-type="string" office:string-value="test_Parser(types):">
            <text:p>test_Parser(types):</text:p>
          </table:table-cell>
          <table:table-cell table:style-name="ce160" table:formula="of:=TESTSTAT(&quot;time&quot;; [.B54])" office:value-type="float" office:value="54.9">
            <text:p>54,9 sec</text:p>
          </table:table-cell>
          <table:table-cell table:style-name="ce162" table:formula="of:=TESTSTAT(&quot;count&quot;; [.B54])" office:value-type="float" office:value="11149">
            <text:p>11149</text:p>
          </table:table-cell>
          <table:table-cell table:style-name="ce164" table:formula="of:=[.E54]/[.D54]" office:value-type="float" office:value="203.078324225865">
            <text:p>203,1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table:number-columns-spanned="1" table:number-rows-spanned="101">
            <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table:number-columns-spanned="1" table:number-rows-spanned="92">
            <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5">05.06.2017</text:date>, <text:time>16:18:2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05T16:18:23.37</dc:date>
    <meta:editing-duration>P170DT13H31M4S</meta:editing-duration>
    <meta:editing-cycles>778</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toStrFnName = "T" &amp; typeCtorName(ctorOf(v)) _
								&amp; "_toString"
					toStrFn = lookupFn(toStrFnName)
					If isEmpty(toStrFn) Then
						result = DataValue_toString(v)
					Else
						result = apply(toStrFn, v)
					End If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Str(readHex( "CAFEBAB")), typeStr(aLong)).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typeName_List : typeName_List = "Data/List"
	Dim bs As Variant
	bs = getBounds(Array())
	assertEqual(typeStr(bs), typeName_List).x
	assertEqual(toString(bs), "[[0, -1, 0]]").x

	bs = getBounds(Array(1))
	assertEqual(typeStr(bs), typeName_List).x
	assertEqual(toString(bs), "[[0, 0, 1]]").x

	bs = getBounds(Array(1, 2, 3))
	assertEqual(typeStr(bs), typeName_List).x
	assertEqual(toString(bs), "[[0, 2, 3]]").x

	bs = getBounds(Array(1, Array(2, 3)))
	assertEqual(typeStr(bs), typeName_List).x
	assertEqual(toString(bs), "[[0, 1, 2]]").x

	bs = getBounds(DimArray(1, 2, 3))
	assertEqual(typeStr(bs), typeName_List).x
	assertEqual(toString(bs), "[[0, 1, 2], [0, 2, 3], [0, 3, 4]]").x

	Dim a(1 To 5, -7 To 2)
	bs = getBounds(a)
	assertEqual(typeStr(bs), typeName_List).x
	assertEqual(toString(bs), "[[1, 5, 5], [-7, 2, 10]]").x
End Function

Function test_getSizes()
	Dim typeName_List : typeName_List = "Data/List"
	Dim bs As Variant
	bs = getSizes(Array())
	assertEqual(typeStr(bs), typeName_List).x
	assertEqual(toString(bs), "[0]").x

	bs = getSizes(Array(1, 2, 3))
	assertEqual(typeStr(bs), typeName_List).x
	assertEqual(toString(bs), "[3]").x

	bs = getSizes(Array(1, Array(2, 3)))
	assertEqual(typeStr(bs), typeName_List).x
	assertEqual(toString(bs), "[2]").x

	bs = getSizes(DimArray(1, 2, 3))
	assertEqual(typeStr(bs), typeName_List).x
	assertEqual(toString(bs), "[2, 3, 4]").x

	Dim a(1 To 5, -7 To 2)
	bs = getSizes(a)
	assertEqual(typeStr(bs), typeName_List).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s ---


' --- ctor test ---


' --- destructors ---

Function car(Optional xs)
	If isMissing(xs) Then : car = Fn.car : Exit Function : End If
	If isNil(xs) Then
		croak("car: nil")
	Else
		'car = List_car(xs)
		car = field(0, xs)
	End If
End Function

Function cdr(Optional xs)
	If isMissing(xs) Then : cdr = Fn.cdr : Exit Function : End If
	If isNil(xs) Then
		croak("cdr: nil")
	Else
		'cdr = List_cdr(xs)
		cdr = field(1, xs)
	End If
End Function

Function length(Optional ByVal xs)
	If isMissing(xs) Then : length = Fn.length : Else
		'length = List_length(xs)
		Dim out As Integer
		out = 0
		Do Until isNil(xs)
			out = out + 1
			xs = cdr(xs)
		Loop
		length = out
	End If
End Function

' --- type test ---

Function isList(Optional x As Variant)
	Static oFn As Object
	If isMissing(x) Then
		If isNull(oFn) Then : oFn = Fn.isList : End If
		isList = oFn
	Else
		Dim c As Object : c = ctorOf(x)
		'isList = hasType(x, TList)
		isList = DataValue_same(c, Tp.List_Nil) Or DataValue_same(c, Tp.List_Cons)
	End If
End Function


' --- toString ---

Function TList_toString(ByVal xs)
	'concat "[" (concat (foldl1 (\acc.(concat acc) ° (concat ", "))) "[" (map toString xs)) "]"
	'out = "[" &amp; Join(toArray(map(Fn.toString, xs)), ", ") &amp; "]"
	
	Dim out As String
	If isNil(xs) Then
		out = "[]"
	Else
		Dim x
		x = car(xs)
		If isList(x) Then
			out = TList_toString(x)
		Else
			out = toString(x)
		End If
		xs = cdr(xs)
		Do Until(isNil(xs))
			x = car(xs)
			xs = cdr(xs)
			If isList(x) Then
				out = out &amp; ", " &amp; TList_toString(x)
			Else
				out = out &amp; ", " &amp; toString(x)
			End If
		Loop
		out = "[" &amp; out &amp; "]"
	End If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cadr(xs)
	cadr = car(cdr(xs))
End Function

Function caddr(xs)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ypeStr()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ypeStr()
	assertEqual(typeStr(nil), "Data/List").x
	
	Dim lst
	lst = cons(5, nil)
	assertEqual(typeStr(lst), "Data/List").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assertEqual(arity(Fn.TList_toString), 1).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Throws(Fn.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Fn.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toString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hasType				As Object
	
	TASN_dot			As Object
	TASN_toString		As Object
	mkASN				As Object
	mkDtTerminal		As Object
	mkDtCClass			As Object
	mkDtNonterminal		As Object
	mkDtMult			As Object
	
	isPattern			As Object
	TPattern_toString	As Object
	matches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ctorOf		= mkFn(fs, "ctorOf",		1, "Any -&gt; Maybe TDataCtor")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toString	= mkFn(fs, "TList_toString",	1)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hasType			= mkFn(fs, "hasType",			2, "Any -&gt; Typ -&gt; Bool")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isPattern		= mkFn(fs, "isPattern",			1, "Any -&gt; Bool")
		out.TPattern_toString = mkFn(fs, "TPattern_toString",	1, "Pattern a -&gt; Str")
		out.matches			= mkFn(fs, "matches",			3, "Pattern a -&gt; Maybe Env -&gt; a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ctorOf":				out = ctorOf(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List_toString":		out = TList_toString(		a0)
		Case "TParser_toString":	out = TParser_toString(		a0)
		Case "TASN_toString":		out = TASN_toString(		a0)
		Case "mkDtTerminal":		out = mkDtTerminal(			a0)
		Case "isPattern":			out = isPattern(			a0)
		Case "TPattern_toString":	out = TPattern_toString(	a0)
		Case "isExpr":				out = isExpr(				a0)
		Case Else
			Goto applyLast_unknownF
	End Select
	applyLast = out
	Exit Function
applyLast_of_two:
	a0 = car(reverseArgs) 'fn.args(0)
	a1 = arg
	Select Case name
		Case "applyDC":				out = applyDC(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hasType":				out = hasType(			a0, a1)
		Case "TASN_dot":			out = TASN_dot(			a0, a1)
		Case "mkDtCClass":			out = mkDtCClass(		a0, a1)
		Case "mkDtNonterminal":		out = mkDtNonterminal(	a0, a1)
		Case "mkDtMult":			out = mkDtMult(			a0, a1)
		Case Else
			Goto applyLast_unknownF
	End Select
	applyLast = out
	Exit Function
applyLast_of_three:
	a0 = cadr(reverseArgs) 'fn.args(0)
	a1 = car(reverseArgs) 'fn.args(1)
	a2 = arg
	Select Case name
		Case "applyDC":				out = applyDC(		a0, a1, a2)

		Case "swap":				out = apply(a0, a2, a1)
		Case "compose":				out = _compose(a0, a1, a2)	'	apply(a0, apply(a1, a2))	'
		Case "inRange":				out = CBool( (a0 &lt;= a2) And (a2 &lt;= a1) )
		Case "foldl":				out = foldl(		a0, a1, a2)
		Case "foldr":				out = foldr(		a0, a1, a2)
		Case "mkASN":				out = mkASN(		a0, a1, a2)
		Case "matches":				out = matches(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Str(x) = typeStr(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Str(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On Local Error Goto _matches_Val_equalityTest_threw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 TODO: decide what match should do if it wouldn't type-check
	'refute_matches(p, e, Empty			).x
	'refute_matches(p, e, nil			).x
	'refute_matches(p, e, List(nil)		).x
	'refute_matches(p, e, List(1, 2, 3)	).x
	'refute_matches(p, e, Array( _
	'	Empty, _
	'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End Type


Const DataCtor_name     = 0
Const DataCtor_argTypes = 1
Const DataCtor_typeCtor = 2

Const DataTypeCtor_name  	 = 0
Const DataTypeCtor_arity 	 = 1
Const DataTypeCtor_dataCtors = 2

Const Ntv_shortName = 0
Const Ntv_typeName  = 1
Const Ntv_varType   = 2

Sub Main
	Tp()
	[test_Type======================================]()
End Sub


Function _newDataValue(ctor As DataValue, ByRef args As Array)
	Static instanceCount As Long
	Dim out As New DataValue
	out.ctor   = ctor
	out.fields = args
	out.id	   = instanceCount
	instanceCount = instanceCount + 1
	_newDataValue = out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Param", _
			_newDataValue(cCons, Array(nInt, _
								 vNil _
		)))
		out.TType_Param = cParam
		
		Dim cApp
		cApp = _mkDataCtor(tcType, "App", _
			_newDataValue(cCons, Array(tcType, _
			_newDataValue(cCons, Array(tcType, _
								 vNil _
		)))))
		out.TType_App = cApp
		
		
		' With cApp we can fix argTypes of cons so we can use list fns
		' (can use convenience fns already)
		Dim vParam, vApp
		'vParam = _newDataValue(cParam, Array(0))	'	
		'vApp   = _newDataValue(cApp, Array(tcList, vParam))	'	
		
		cCons.fields(DataCtor_argTypes) =		_
			_newDataValue( cCons, Array(TypeParam(0),	_
			_newDataValue( cCons, Array(TList(TypeParam(0)), _
			vNil _
		))))
		
		' argTypes of DataTypeCtor
		vApp = TList(tcDataTypeCtor)
		'vApp = applyDC(cApp, tcList, tcDataTypeCtor)
		'vApp.str = "[TDataTypeCtor]"
		cDataTypeCtor.fields(DataCtor_argTypes) = _
			List(nStr, nInt, vApp)
		
		' argTypes of DataCtor
		vApp = TList(tcType)	'	vApp = applyDC(cApp, tcList, tcType)	'	
		cDataCtor.fields(DataCtor_argTypes) = _
			List(nStr, vApp, tcDataTypeCtor)
		
		' set dataCtors fields
		tcDataCtor.fields(DataTypeCtor_dataCtors) =	List(cDataCtor)
		tcList.fields(DataTypeCtor_dataCtors) =	_
			List(cNil, cCons)
		
		'tcDataTypeCtor.fields(DataTypeCtor_dataCtors) =	List(cDataTypeCtor)
		'tcType.fields(DataTypeCtor_dataCtors) =	_
		'	List(cNtv, cParam, cApp)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Ntv.str		= "Native"
		out.TType_Param.str		= "Param :: Int -&gt; Type"
		out.TType_App.str		= "App :: Type -&gt; Type -&gt; Type"
		
		nStr.str 				= cNtv.str &amp; "_Str"
		nInt.str 				= cNtv.str &amp; "_Int"
		
		' -- more BASIC types:
		out.Native_Boolean	= applyDC(cNtv, "Bool",	 TypeName(CBool(0)), VarType(CBool(0))	)
		out.Native_Boolean.str = "Bool"
		out.Native_Byte 	= applyDC(cNtv, "Byte",	 TypeName(CByte(0)), VarType(CByte(0))	)
		out.Native_Integer	= nInt		
		out.Native_Long 	= applyDC(cNtv, "Long",	 TypeName(CLng(0)),  VarType(CLng(0))	)
		out.Native_Single	= applyDC(cNtv, "Sng", 	 TypeName(CSng(0)),  VarType(CSng(0))	)
		out.Native_Double	= applyDC(cNtv, "Dbl",	 TypeName(CDbl(0)),  VarType(CDbl(0))	)
		out.Native_String 	= nStr
		out.Native_Object	= applyDC(cNtv, "Obj",	 TypeName(Nothing),  VarType(Nothing)	)
		out.Native_Empty	= applyDC(cNtv, "Empty", TypeName(Empty),	 VarType(Empty)		)
		out.Native_Array	= applyDC(cNtv, "Array", TypeName(Array()),  VarType(Array())	)
		out.Native_Date		= applyDC(cNtv, "Date",	 TypeName(Date),  	 VarType(Date)		)
		Dim aVariant As Variant
		out.Native_Variant	= applyDC(cNtv, "Variant", TypeName(aVariant), VarType(aVariant))
						
	End If
	Tp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ctorOf(Optional x As Variant)
	Static oFn As Object ' init only when needed (Fn() requires List)
	Static cs As Varian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End If
		
	Dim out As Variant, vt As Integer
	vt = VarType(x)
		
	On vt Goto _vtXX, _vtNN, _vtNN, _vtNN, _vtNN, _
			   _vtXX, _vtNN, _vtNN, _vt09, _vt10, _
			   _vtNN, _vtNN, _vtXX, _vtXX, _vtXX, _
			   _vtXX, _vtNN
	' when we get here then vt = 0 or &gt;17
	Goto _ctorOf_EmptyOrArrrayOrByte
_vt10: ' isMissing(x) = True
	If isNull(oFn) Then
		oFn = Fn.ctorOf
	End If
	out = oFn
	Goto _ctorOf_end
_vtNN:
	out = cs(vt)
	Goto _ctorOf_end
_vt09: ' isObject(x) = True
	out = _Obj
	On Local Error Goto _ctorOf_end
	out = _ctor(x) ' DONT access fields in here!
	If Not(isDataValue(out)) Then
		Goto _ctorOf_error
	End If
_ctorOf_end:
	ctorOf = out
	Exit Function
_ctorOf_EmptyOrArrrayOrByte:
	If vt = 0 Then
		out = _Empty
		Goto _ctorOf_end
	ElseIf isArray(x) Then
		out = _Array
		Goto _ctorOf_end
	End If
_vtXX: ' vt =1, =6, &gt;17 and not Array
	croak("ctorOf: unsupported VarType = " &amp; vt _
		&amp; NL &amp; "TypeName: '" &amp; TypeName(x) &amp; "'" _
	)
_ctorOf_error:
	On Local Error Goto 0 ' disable error handler
	croak("ctorOf: object with invalid .ctor :: " _
	    &amp; typeStr(out) &amp; NL &amp; toString(out))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Function TDataTypeCtor()
	Static out As Object : If isNull(out) Then : out = Tp.TDataTypeCtor : End If
	TDataTypeCtor = out
End Function

Function TDataCtor()
	Static out As Object : If isNull(out) Then : out = Tp.TDataCtor : End If
	TDataCtor = out
End Function

Function TList(Optional typeArg)
	Static tc As Object : If isNull(tc) Then : tc = Tp.List : End If
	Dim out
	If isMissing(typeArg) Then
		out = tc
	Else
		out = TypeApp(tc, typeArg)
	End If
	TList = out
End Function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nil()
	Static out As Object : If isNull(out) Then : out = Tp.List_Nil.x : End If
	nil = out
End Function

Function isNil(Optional xs)
	Static oFn As Object, vNil As Object
	If isNull(oFn) Then 
		oFn = Fn.isNil
		vNil = nil
	End If
	If isMissing(xs) Then
		isNil = oFn
	ElseIf isList(xs) Then
		isNil = DataValue_same(xs, nil)
	Else
		croak("isNil: expected a List but got " &amp; NL &amp; toString(xs)
	End If
End Function

Function List_cons(Optional x As Variant, Optional xs As Variant)
	Static oFn As Object : Static c As Object
	If isNull(oFn) Then
		oFn = Fn.cons
		c = Tp.List_Cons
	End If
	Dim out
	If isMissing(x) Then
		out = c
	ElseIf isMissing(xs) Then
		croak("List_cons/NYI: partial application")
	Else
		' TODO: require xs to be of type List a and x of type a
		'out = _newDataValue(c, Array(x, xs))
		out = applyDC(c, x, xs)
	End If
	List_cons = out
End Function


Function cons(Optional x, Optional xs)
	Static oFn As Object : Static c As Object
	Dim out As Variant
	If isNull(oFn) Then
		oFn = Fn.cons
		c = Tp.List_Cons
	End If
	If isMissing(xs) Then
		out = _apply(oFn, x, xs)
	Else
		If isList(xs) Then
			out = applyDC(c, x, xs)
		Else
			croak("cons: invalid tail - expected a List but got a " &amp; typeStr(xs) &amp; ":" &amp; NL &amp; toString(xs))
		End If
	End If
	cons = out
End Function


Function List_car(xs As Variant)
	List_car = field(0, xs)
End Function

Function List_cdr(xs As Variant)
	List_cdr = field(1, xs)
End Function

Function List_cadr(xs As Variant)
	List_cadr = List_car(List_cdr(xs))
End Function

Function List_cddr(xs As Variant)
	List_cddr = List_cdr(List_cdr(xs))
End Function

Function List_caddr(xs As Variant)
	List_caddr = List_car(List_cdr(List_cdr(xs)))
End Function

Function List_cdddr(xs As Variant)
	List_cdddr = List_cdr(List_cdr(List_cdr(xs)))
End Function

Function List_nth(ByVal n As Integer, ByVal xs As Variant)
	Do Until (n = 0)
		xs = List_cdr(xs)
		n = n - 1
	Loop
	List_nth = List_car(xs)
End Function

Function List_length(ByVal xs As Variant)
	Dim out As Integer
	Do Until isNil(xs)
		out = out + 1
		xs = List_cdr(xs)
	Loop
	List_length = out
End Function

Function TString()
	Static out As Object : If isNull(out) Then : out = Tp.TType_Str.x : End If
	TString = out
End Function

Function TInteger()
	Static out As Object : If isNull(out) Then : out = Tp.TType_Int.x : End If
	TInteger = out
End Function

Function TypeParam(Optional i As Integer)
	Static c As Object : If isNull(c) Then : c = Tp.TType_Param : End If
	Dim out
	If isMissing(i) Then
		out = c
	Else
		'out = applyDC(c, i)
		out = _newDataValue(c, Array(i))
		out.str = "a" &amp; i
	End If
	TypeParam = out
End Function



Function TypeApp(Optional tc As Object, Optional ta As Object)
	Static cApp As Object : If isNull(cApp) Then : cApp = Tp.TType_App : End If
	Dim out
	If isMissing(tc) Then
		out = cApp
	Else
		'out = applyDC(cApp, tc, ta)
		out = _newDataValue(cApp, Array(tc, ta))
		
		' tc must be an "applicable" type,
		' ie: a DataTypeCtor with arity &gt; 0
		'     or a TypeApp with at least 1 unbound TypeParam
		Dim tcCtor As Object, r As Integer, tcStr As String
		tcCtor = ctorOf(tc)
		If isEmpty(tcCtor) Then
			Goto TypeApp_invalid_1st_arg
		ElseIf DataValue_same(typeCtorOf(tcCtor), TDataTypeCtor) Then
			' has it arity &gt; 0 ?
			r = field(DataTypeCtor_arity, tc)
			If r &lt; 1 Then
				Goto TypeApp_invalid_1st_arg
			End If
			tcStr = field(DataTypeCtor_name, tc)
		ElseIf DataValue_same(tcCtor, cApp) Then
			' TODO: TypeApp.str/typeCtor - has it arity &gt; 1 ?
			tcStr = tc.str
		End If
		
		' ta must be a "complete" type,
		' ie: a DataTypeCtor with arity &gt; 0
		'  or a TypeApp with no unbound TypeParam s
		'  or a TypeParam
		'  or a native type (Str, Int, ...)
		Dim taCtor As Object, taStr As String
		taCtor = ctorOf(ta)
		If isEmpty(taCtor) Then
			Goto TypeApp_invalid_2nd_arg
		ElseIf DataValue_same(typeCtorOf(taCtor), TDataTypeCtor) Then
			' has it arity = 0 ?
			r = field(DataTypeCtor_arity, ta)
			If r &gt; 0 Then
				Goto TypeApp_invalid_2nd_arg
			End If
			taStr = field(DataTypeCtor_name, ta)
		ElseIf DataValue_same(taCtor, cApp) Then
			' TODO: TypeApp.str/typeArg - has it arity = 0 ?
			taStr = ta.str
			If Not(startsWith(taStr, "[")) Then
				taStr = "(" &amp; taStr &amp; ")"
			End If
		Else
			taStr = ta.str
		End If
		
		If DataValue_same(tc, TList) Then
			out.str = "[" &amp; taStr &amp; "]"
		Else
			out.str = tcStr &amp; " " &amp; taStr
		End If
		
	End If
	TypeApp = out
	Exit Function
TypeApp_invalid_1st_arg:
	croak("TypeApp: cannot apply " &amp; toString(tc))	
	Exit Function
TypeApp_invalid_2nd_arg:
	croak("TypeApp: invalid type arg " &amp; toString(ta))	
End Function

' --------------------------------------------------------------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Dim out As Variant
	If isMissing(t) Then
		If isNull(oFn) Then : oFn = Fn.hasType : End If
		If isMissing(v) Then	: out = oFn
		Else					: out = apply1(oFn, v)
		End If
	Else
		out = False
		Dim tOk As Boolean
		tOk = False
		Dim ct As Object, tc As Object, cv As Object
		ct = ctorOf(t)
		If DataValue_same(ct, Tp.DataTypeCtor) Then
			' fine: t is a data type
			tOk = True
		ElseIf DataValue_same(ct, DataCtor) Then
			tc = field(DataCtor_typeCtor, cv)
			If DataValue_same(tc, Tp.TType) Then
				' fine: t is either a Type.Ntv, a Type.Param or a Type.App
				tOk = True
			End If
		End If
		If Not(tOk) Then
			Goto hasType_invalidType
		End If
		
		
	End If	
		
	hasType = out
	Exit Function
hasType_invalidType:
	croak("hasType: not a type: " &amp; toString(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n = 1 : If r &lt; n Then : Goto applyDC_too_many_args : End If
		'a = a0 : i = 0 : t = List_nth(i, ats)
		'If Not(hasType(a, t)) Then : Goto applyDC_typeError : End If
	ElseIf isMissing(a2) Then
		n = 2 : If r &lt; n Then : Goto applyDC_too_many_args : End If
		'a = a0 : i = 0 : t = List_nth(i, ats)
		'If Not(hasType(a, t)) Then : Goto applyDC_typeError : End If
		'a = a1 : i = 1 : t = List_nth(i, ats)
		'If Not(hasType(a, t)) Then : Goto applyDC_typeError : End If
	ElseIf isMissing(a3) Then
		n = 3 : If r &lt; n Then : Goto applyDC_too_many_args : End If
	ElseIf isMissing(a4) Then
		n = 4 : If r &lt; n Then : Goto applyDC_too_many_args : End If
	Else
		croak("applyDC " &amp; cName &amp; ": " _
			&amp; " only up to 4 args supported - got 5" _
		)
	End If
	
	If n &lt; r Then
		Dim typeStr As String
		For i = n To r - 1
			t = List_nth(i, ats)
			'If (t.str &lt;&gt; "") Then
			'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n = 0 Then
			out = c.x
			If isEmpty(out) Then
				croak("applyDC " &amp; cName &amp; ": singleton ctor " _
					&amp; " empty with .x" _
				)
			End If
		Else
			Dim fields
			Select Case n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croak("applyDC " &amp; cName &amp; ": type error: expected " _
			&amp; _DataValue_toString_Type(t) _
			&amp; NL &amp; "but got" _
			&amp; NL &amp; toString(a) _
		)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 " &amp; v.id)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If typeStr = "Type" Then
				out = _DataValue_toString_Type(v, seen)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Ntv" ' Ntv Str Str Int
							out = out &amp; "'" &amp; args(0) &amp; "' ..."
						Case "Param" ' Param Int
							out = out &amp; args(0)
						Case "App"	' App Type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_mkDataCtor( _
	typeCtor As Object, _
	cName 	 As String, _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If isSingle Then
		out.x = _newDataValue(out, emptyArray)
		out.x.str = cName
		out.str = tcName &amp; "." &amp; cName
		typeCtor.str = typeCtor.str &amp; cName
	Else
		out.str = tcName &amp; "." &amp; cName &amp; " ..."
		typeCtor.str = typeCtor.str &amp; cName &amp; " ..."
	End If
	_mkDataCtor = out	
End Function

Function mkDataCtor( _
	typeCtor As Object, _
	cName 	 As String, _
	argTypes As Array _
)
	If Not(isCtorOf(Tp.DataTypeCtor, typeCtor)) Then
		croak("mkDataCtor: type error - expected TDataTypeCtor" _
			&amp; NL &amp; "got: " &amp; toString(typeCtor))
	End If
	Dim n As Integer  : n = UBound(argTypes) + 1
	Dim ats As Object : ats = toList(argTypes)
	Dim out
	out = _mkDataCtor(typeCtor, cName, ats)
	If n &gt; 0 Then
		'out.str = field(DataTypeCtor_name, typeCtor) &amp; "." &amp; cName
	End If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p = applyDC(Tp.TType_Param, i)
		out.str = out.str &amp; " " &amp; p.str
	Next i
	out.str = out.str &amp; " = "
	_mkDataTypeCtor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isType = isDataType(t) Or False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Str(a) _
					&amp; ": " &amp; NL &amp; toString(a) _
				)
			End If
			tas(i) = a
			k = k + 1
		Next i
		out.typeArgs = tas
	End If
	out.str = str
	applyTC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c As Object, tc As Object
	c = ctorOf(x)
	If DataValue_same(ctorOf(c), Tp.Native) Then
		' Special case: native values have as "ctors"
		' members of the enum TNative. They are not
		' data ctors, but rather "NativeTypeCtor" s.
		' They cannot be "applied" to construct values.
		' They do however contain x's TypeName, VarType and short_name.
		If DataValue_same(c, Tp.Native_Object) Then ' x is not a DataValue
			out = _typeStr(x)
		Else
			out = field(Ntv_typeName, c)
		End If
	Else ' x is normal DataValue
		tc = typeCtorOf(c)
		out = "Data/" &amp; field(DataTypeCtor_name, tc)
	End If
	typeStr = out
End Function

Function _typeStr(o As Object)
	Dim out As String
	out = "Object"
	On Local Error Goto _typeStr_end
	out = out &amp; "/" &amp; _tyname(o)
_typeStr_end:
	_typeStr = out
End Function

Function _tyname(o As Object)
	_tyname = o.tyname
End Function




Function isString(Optional x As Variant)
	If isMissing(x) Then
		isString = Fn.isString
	Else
		isString = (typeStr(x) = typeStr(""))
	End If
End Function

Function isInteger(Optional x As Variant)
	Dim out As Variant
	If isMissing(x) Then : out = Fn.isInteger
	Else 				 : out = (typeStr(x) = typeStr(0))
	End If
	isInteger = out
End Function


Function [test_Type======================================]
	test_bootstrapTypes()	
	
	test_Type_isDataValue()
	test_Type_DataValue()
	test_Type_ctorOf()
	
	'test_Type_typeStr()
	test_Type_isObject()
	test_Type_isString()
	test_Type_isInteger()
	
	test_Type_hasType()
	
	'test_Type_dot_str()
	
	test_Type_applyDC()
		
	'test_Type_isDataType()
	'test_Type_TypeCtor()
	'test_Type_DataCtor()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x.id _
			&amp; IIf(exp, "", "NOT") _
			&amp; " to be same as .id " &amp; y.id &amp; ":" _
			&amp; NL &amp; ".id " &amp; x.id &amp; ": " &amp; DataValue_toString(x) _
			&amp; NL _
			&amp; NL &amp; ".id " &amp; y.id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Function test_Type_typeStr()
	assertEqual(typeStr(0), "Integer").x
	assertEqual(typeStr(1), "Integer").x
	assertEqual(typeStr(-42), "Integer").x
	
	assertEqual(typeStr(""), "String").x
	assertEqual(typeStr("1"), "String").x
	
	assertEqual(typeStr(3.14), "Double").x

	assertEqual(typeStr(Array()), "Array").x

	assertEqual(typeStr(Empty), "Empty").x
	assertEqual(typeStr(Nothing), "Object").x


	Dim t1 As New TTest_NoTyName
	assertEqual(typeStr(t1), "Object").x

	Dim t2 As New TTest_TyName
	t2.tyname = "foobar"
	assertEqual(typeStr(t2), "Object/foobar").x
	
	Dim a
	a = Tp.DataCtor	' the data ctor
	assertEqual(typeStr(a), "Data/TDataCtor").x
	a = applyDC(DataCtor)	' fn that applies the data ctor
	assertEqual(typeStr(a), "Object/TFn").x
	a = TDataCtor
	assertEqual(typeStr(a), "Data/TDataTypeCtor").x
	a = TDataTypeCtor
	assertEqual(typeStr(a), "Data/TDataTypeCtor").x
	a = Tp.DataTypeCtor	' the data ctor
	assertEqual(typeStr(a), "Data/TDataCtor").x
	a = applyDC(DataTypeCtor)	' the fn that applies the data ctor
	assertEqual(typeStr(a), "Object/TFn").x
	
	a = TList	' the data type ctor
	assertEqual(typeStr(a), "Data/TDataTypeCtor").x
	a = Tp.List	' the data type ctor
	assertEqual(typeStr(a), "Data/TDataTypeCtor").x
	a = TList	' the data type ctor
	assertEqual(typeStr(a), "Data/TDataTypeCtor").x
	a = TList(Tp.TType_Int)	' the applied data type ctor
	assertEqual(typeStr(a), "Data/[Int]").x
	
	a = Tp.List_Nil	' the data ctor
	assertEqual(typeStr(a), "Data/TDataCtor").x
	a = nil	' returns the singleton *value*
	assertEqual(typeStr(a), "Data/[a0]").x
	
	a = Tp.List_Cons	' the data ctor
	assertEqual(typeStr(a), "Data/TDataCtor").x
	a = cons(nil, nil)	' a cons value
	assertEqual(typeStr(a), "Data/[[a0]]").x
	
End Function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test_Type_ctorOf(Optional missing)
	If Not isMissing(missing) Then
		croak("test_Type_ctor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_Byte	 : _Byte	= Tp.Native_Byte
	Dim _Int	 : _Int		= Tp.Native_Integer
	Dim _Lng	 : _Lng		= Tp.Native_Long
	Dim _Sng	 : _Sng		= Tp.Native_Single
	Dim _Dbl	 : _Dbl		= Tp.Native_Double
	Dim _Str	 : _Str		= Tp.Native_String
	Dim _Bool	 : _Bool	= Tp.Native_Boolean
	Dim _Obj 	 : _Obj		= Tp.Native_Object
	Dim _Empty	 : _Empty	= Tp.Native_Empty
	Dim _Date	 : _Date	= Tp.Native_Date
	Dim _Array	 : _Array	= Tp.Native_Array
	Dim _Variant : _Variant	= Tp.Native_Variant
	
	assert_same(ctorOf(Nothing),		_Obj).x
	assert_same(ctorOf(Empty),			_Empty).x
	assert_same(ctorOf(True),			_Bool).x
	assert_same(ctorOf(False),			_Bool).x
	assert_same(ctorOf(""),				_Str).x
	assert_same(ctorOf("blah"),			_Str).x
	assert_same(ctorOf(CByte(0)),		_Byte).x
	assert_same(ctorOf( 0),				_Int).x
	assert_same(ctorOf( 1),				_Int).x
	assert_same(ctorOf(-1),				_Int).x
	assert_same(ctorOf(CLng(0)),		_Lng).x
	assert_same(ctorOf(CSng(0)),		_Sng).x
	assert_same(ctorOf(3.1415),			_Dbl).x
	assert_same(ctorOf(CDbl(0)),		_Dbl).x
	assert_same(ctorOf(Date),			_Date).x
	assert_same(ctorOf(Array()),		_Array).x

	Dim o As Object, act As Variant
	
	' an object without member .ctor:
	o = New TTest_TyName
	assert_same(ctorOf(o), _Obj).x
	o.tyname = "foo"
	assert_same(ctorOf(o), _Obj).x

	' an object with a member .ctor: ~&gt; "invalid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 even a fn object:
	o.ctor = ctorOf		: assertThrows(ctorOf, Array(o)).x
	
	' data values:
	assert_same(ctorOf(Tp.DataTypeCtor),	Tp.DataCtor).x
	assert_same(ctorOf(Tp.TDataTypeCtor),	Tp.DataTypeCtor).x

	assert_same(ctorOf(Tp.DataCtor),		Tp.DataCtor).x
	assert_same(ctorOf(Tp.TDataCtor),		Tp.DataTypeCtor).x
	
	assert_same(ctorOf(Tp.TType),		Tp.DataTypeCtor).x
	assert_same(ctorOf(Tp.TType_App),	Tp.DataCtor).x
	assert_same(ctorOf(Tp.TType_Param),	Tp.DataCtor).x
	assert_same(ctorOf(_Byte),			Tp.DataCtor).x
	assert_same(ctorOf(_Int),			Tp.DataCtor).x
	assert_same(ctorOf(_Lng),			Tp.DataCtor).x
	assert_same(ctorOf(_Sng),			Tp.DataCtor).x
	assert_same(ctorOf(_Dbl),			Tp.DataCtor).x
	assert_same(ctorOf(_Str),			Tp.DataCtor).x
	assert_same(ctorOf(_Bool),			Tp.DataCtor).x
	assert_same(ctorOf(_Empty),			Tp.DataCtor).x
	assert_same(ctorOf(_Obj),			Tp.DataCtor).x
	assert_same(ctorOf(_Date),			Tp.DataCtor).x
	assert_same(ctorOf(_Array),			Tp.DataCtor).x
	assert_same(ctorOf(_Variant),		Tp.DataCtor).x
	
	Dim _Nil  : _Nil  = Tp.List_Nil
	Dim _Cons : _Cons = Tp.List_Cons
	
	assert_same(ctorOf(Tp.List),	Tp.DataTypeCtor).x
	assert_same(ctorOf(_Nil),		Tp.DataCtor).x
	assert_same(ctorOf(_Cons),		Tp.DataCtor).x

	Dim vNil : vNil = field(DataCtor_argTypes, _Nil)
	assert_same(ctorOf(vNil),	_Nil).x
	Dim vCons : vCons = field(DataCtor_argTypes, _Cons)
	assert_same(ctorOf(vCons),	_Cons).x

	assert_same(ctorOf(applyDC(_Str)),	_Cons).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List_car(ys), vNil).x
	assert_same(List_cdr(ys), xs).x
	assert_same(List_car(xs), vNil).x
	xs = cons(2, cons(3, vNil))
	ys = cons(1, xs)
	assertEqual(                             List_car(ys),		1).x
	assert_same(              				 List_cdr(ys),	   xs).x
	assertEqual(                             List_car(xs),		2).x	
	assertEqual(                    List_car(List_cdr(ys)),		2).x	
	assertEqual(                    List_car(List_cdr(xs)),		3).x	
	assertEqual(           List_car(List_cdr(List_cdr(ys))),	3).x	
	assertEqual(	isNil(List_cdr(List_cdr(List_cdr(ys)))), 	True).x	

	assertEqual(            List_cadr(ys),	2).x	
	assertEqual(            List_cadr(xs),	3).x	
	assertEqual(	isNil( List_cddr(xs)),	True).x	
	assertEqual(           List_caddr(ys),	3).x	
	assertEqual(	isNil(List_cdddr(ys)),	True).x	

	assertEqual(List_nth(0, xs), 2).x
	assertEqual(List_nth(1, xs), 3).x
	assertEqual(List_nth(0, ys), 1).x
	assertEqual(List_nth(1, ys), 2).x
	assertEqual(List_nth(2, ys), 3).x

	'--- List_length
	assertEqual(List_length(				  vNil), 	0).x
	assertEqual(List_length(		 cons(0, vNil)), 	1).x
	assertEqual(List_length(cons(0, cons(0, vNil))), 	2).x

	'assertEqual(isFn(Fn.length), 	True).x	' from Fn object
	'assertEqual(isFn(List_length), 	True).x	' from 0-arg call
	'assertEqual(arity(List_length), 1).x
	
	'assertEqual(apply(List_length,						  vNil), 	0).x
	'assertEqual(apply(List_length,			 cons(0, vNil)), 	1).x
	'assertEqual(apply(List_length,	cons(0, cons(0, vNil))), 2).x

	
	'--- with List_length and List_nth, 
	'    check dataCtors fields of data type ctors so far (TType later)
	Dim dataCtors
	dataCtors = field(DataTypeCtor_dataCtors,         tcDataTypeCtor)
	assertEqual(List_length(dataCtors), 1).x
	assert_same(List_nth(0, dataCtors), cDataTypeCtor).x
	
	dataCtors = field(DataTypeCtor_dataCtors,         tcDataCtor)
	assertEqual(List_length(dataCtors), 1).x
	assert_same(List_nth(0, dataCtors), cDataCtor).x
	
	dataCtors = field(DataTypeCtor_dataCtors,         tcList)
	assertEqual(List_length(dataCtors), 2).x
	assert_same(List_nth(0, dataCtors), cNil).x
	assert_same(List_nth(1, dataCtors), cCons).x
	
	
	'--- data ctors of TType

	dataCtors = field(DataTypeCtor_dataCtors, tcType)
	assertEqual(List_length(dataCtors), 2).x
	Dim cParam	: cParam = Tp.TType_Param
	Dim cApp	: cApp	 = Tp.TType_App
	assert_same(List_nth(0, dataCtors), cApp).x
	assert_same(List_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ist_length(argTypes), 3).x
	
	assert_same(List_nth(DataTypeCtor_name,			argTypes), nStr).x
	assert_same(List_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ist_length(argTypes), 1).x
	assert_same(List_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ist_length(argTypes), 2).x
	assert_same(List_nth(1, argTypes), tcType).x
	' TODO: really only TDataTypeCtor? - it means only 1 type param ever!
	assert_same(List_nth(0, argTypes), tcType).x

	'--- apply data ctor App
	Dim vApp As Variant
	vApp = TypeApp(tcList, nInt)
	assertEqual(isDataValue(vApp),	True	).x
	assertEqual( fieldCount(vApp),	2		).x
	assert_hasCtor(         vApp,	cApp	).x	

	assert_same(field(0,	vApp),	tcList).x
	assert_same(field(1,	vApp),	nInt).x
	
	' TODO: make convenience fn TypeApp return a TFn on 0 args
	'assertThrows(TypeApp, Array(vInt, tcList))
	
	
	'--- apply data ctor DataTypeCtor
	Dim tcUnit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TList, 			TDataTypeCtor), True).x
	
	assertEqual(hasType(DataCtor,		TDataTypeCtor), False).x
	assertEqual(hasType(DataTypeCtor,	TDataTypeCtor), False).x

	assertThrows(hasType, Array(TDataCtor, DataCtor)).x
	
	assertEqual(hasType(nil,			TList),		True).x
	assertEqual(hasType(List(1),		TList),		True).x
	assertEqual(hasType(Tp.List_Cons,	TList),		False).x
	assertEqual(hasType(Tp.List_Cons,	TDataCtor),	True).x
		
	assertEqual(hasType(TString,						TType), True).x
	assertEqual(hasType(TInteger,						TType), True).x
	assertEqual(hasType(TypeParam(0),					TType), True).x
	assertEqual(hasType(TypeApp(TList, TypeParam(0)),	TType), True).x

	' NYI
	'assertEqual(hasType(3, TypeParam(0)), True).x
	' NYI
	'assertEqual(hasType(3, TypeApp(TList TString)), True).x
	
	assertEqual(hasType("",				TString),	 True).x
	assertEqual(hasType("a",			TString),	 True).x
	assertEqual(hasType("foobar",		TString),	 True).x
	assertEqual(hasType(Nothing,		TString),	False).x
	assertEqual(hasType(Empty,			TString),	False).x
	assertEqual(hasType(True,			TString),	False).x
	assertEqual(hasType(False,			TString),	False).x
	assertEqual(hasType(0,				TString),	False).x
	assertEqual(hasType(1,				TString),	False).x
	assertEqual(hasType(3.14,			TString),	False).x
	assertEqual(hasType(Array(),		TString),	False).x
	assertEqual(hasType(Array(42),		TString),	False).x
	assertEqual(hasType(Array(42),		TString),	False).x
	assertEqual(hasType(TList,			TString),	False).x
	assertEqual(hasType(Tp.List_Nil,	TString),	False).x
	assertEqual(hasType(Tp.List_Cons,	TString),	False).x
	assertEqual(hasType(nil,			TString),	False).x
	assertEqual(hasType(List(),			TString),	False).x
	assertEqual(hasType(List(1),		TString),	False).x
	assertEqual(hasType(List(1, 2),		TString),	False).x

	assertEqual(hasType("",				TInteger),	False).x
	assertEqual(hasType("a",			TInteger),	False).x
	assertEqual(hasType("foobar",		TInteger),	False).x
	assertEqual(hasType(Nothing,		TInteger),	False).x
	assertEqual(hasType(Empty,			TInteger),	False).x
	assertEqual(hasType(True,			TInteger),	False).x
	assertEqual(hasType(False,			TInteger),	False).x
	assertEqual(hasType( 0,				TInteger),	 True).x
	assertEqual(hasType( 1,				TInteger),	 True).x
	assertEqual(hasType(-1,				TInteger),	 True).x
	assertEqual(hasType( 32766,			TInteger),	 True).x '0x7FFE
	assertEqual(hasType( 32767,			TInteger),	 True).x '0x7FFF
	assertEqual(hasType( 32768,			TInteger),	False).x '0x8000 (!)
	assertEqual(hasType( 65534,			TInteger),	False).x '0xFFFE
	assertEqual(hasType( 65535,			TInteger),	False).x '0xFFFF
	assertEqual(hasType( 65536,			TInteger),	False).x '0x80000
	assertEqual(hasType(-32766,			TInteger),	 True).x '0x8002
	assertEqual(hasType(-32767,			TInteger),	 True).x '0x8001
	assertEqual(hasType(-32768,			TInteger),	 True).x '0x8000
	assertEqual(hasType(-32769,			TInteger),	False).x '0x17FFF (!)
	assertEqual(hasType(-65534,			TInteger),	False).x '0xFFFE
	assertEqual(hasType(-65535,			TInteger),	False).x '0xFFFF
	assertEqual(hasType(-65536,			TInteger),	False).x '0x80000
	assertEqual(hasType(3.14,			TInteger),	False).x
	assertEqual(hasType(Array(),		TInteger),	False).x
	assertEqual(hasType(Array(42),		TInteger),	False).x
	assertEqual(hasType(Array(42),		TInteger),	False).x
	assertEqual(hasType(TList,			TInteger),	False).x
	assertEqual(hasType(Tp.List_Nil,	TInteger),	False).x
	assertEqual(hasType(Tp.List_Cons,	TInteger),	False).x
	assertEqual(hasType(nil,			TInteger),	False).x
	assertEqual(hasType(List(),			TInteger),	False).x
	assertEqual(hasType(List(1),		TInteger),	False).x
	assertEqual(hasType(List(1, 2),		TIntege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assertEqual(hasType(DataCtor,				TType), False).x
	'assertEqual(hasType(DataTypeCtor,			TType), False).x
	
	assertEqual(hasType(TList,			TType),	False).x
	assertEqual(hasType(Tp.List_Nil,	TType),	False).x
	assertEqual(hasType(Tp.List_Cons,	TType),	False).x
	assertEqual(hasType(nil,			TType),	False).x
	assertEqual(hasType(List(),			TType),	False).x
	assertEqual(hasType(List(1),		TType),	False).x
	assertEqual(hasType(List(1, 2),		TType),	Fals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vStr, vInt
	Dim cStr, cInt
	vStr = TString  : cStr = ctorOf(vStr)
	vInt = TInteger : cInt = ctorOf(vInt)
	assertEqual(vStr.str,	"Str").x
	assertEqual(vInt.str,	"Int").x
	assertEqual(cStr.str,	"Type.String").x
	assertEqual(cInt.str,	"Type.Integer").x
	
	assertEqual(TypeParam.str,		"Type.TypeParam").x
	assertEqual(TypeParam(0).str,	"a0").x
	assertEqual(TypeParam(1).str,	"a1").x
	assertEqual(TypeParam(2).str,	"a2").x
	
	assertEqual(TypeApp.str,						"Type.TypeApp").x
	assertEqual(TypeApp(TList, TypeParam(0)).str,	"List a0").x
	assertEqual(TypeApp(TList, TString).str,		"List Str").x
	assertEqual(TypeApp(TList, TInteger).str,		"List Int").x
	assertEqual(TypeApp(TList, TType).str,			"List Type").x

	Dim t : t = TypeApp(TList, TypeApp(TList, TString))
	assertEqual(t.str,	"List (List Str)").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c, List(42)), True).x
	
	a = applyDC(c, 42, nil)
	assert_hasCtor(a, c).x
	assertEqual(TList_equ(c, List(42)), True).x
		
	a = applyDC(c)
	assertEqual(isFn(a), True).x
	a = apply(a, 4711)
	assertEqual(isFn(a), True).x
	a = apply(a, nil)
	assert_hasCtor(a, c).x
	assertEqual(TList_equ(a, List(4711)), True).x
	
	
	Dim tc, cFoo, cBar
	tc = applyDC(DataTypeCtor, "TFoo", 0, nil)
	cFoo = mkDataCtor(tc, "Foo", emptyArray)
	cBar = mkDataCtor(tc, "Bar", emptyArray)
	'show(cBar.str, DataValue_toString(cBar))
	a = applyDC(cFoo)
	'show(a.str, DataValue_toString(a))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 List a b = Nil
	'          | Cons a List b a

	' Now for *recursive* dataTypes, such as List a
	tc = _newTypeCtor("TC_List", 1, _
		Array( _
			"_Nil",  Array(), _
			"_Cons", Array(0, tc), _
		) _
	)
	c1 = tc.dataCtors(0)
	c2 = tc.dataCtors(1)
	show(c2.str)
	' close the loop:
	c2.argTypes(1) = tc
	show(c2.str)
	
	assertEqual(c1._name, "_Nil").x
	assertEqual(c1.arity,      0).x
	assertEqual(TypeCtor_equ(c1.typeCtor, tc), True).x
	assertEqual(c2._name, "_Cons").x
	assertEqual(c2.arity,       2).x
	assertEqual(TypeCtor_equ(c2.typeCtor, tc), True).x
	
	show(applyTC(tc, Array(dtBool)).str)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